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7892674919481427767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7229159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7206482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7216580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4245057578976747084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216737849540868917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32480480512280965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3086043933042842756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523237755609937821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31775583726375386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1081909940751547403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  <text:p text:style-name="P16">Mon <text:s/>April 15, 2019 <text:span text:style-name="T2">3 miles</text:span> <text:s/></text:p>
      <text:p text:style-name="P16">I ran 3 miles on a Wise Center treadmill at about 10:30/mile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5T17:00:50.55</dc:date>
    <dc:creator>James  Lombardi</dc:creator>
    <meta:editing-duration>P8DT8H53M13S</meta:editing-duration>
    <meta:editing-cycles>748</meta:editing-cycles>
    <meta:generator>OpenOffice/4.1.2$Win32 OpenOffice.org_project/412m3$Build-9782</meta:generator>
    <meta:document-statistic meta:table-count="0" meta:image-count="0" meta:object-count="0" meta:page-count="29" meta:paragraph-count="752" meta:word-count="9522" meta:character-count="47690"/>
  </office:meta>
</office:document-meta>
</file>